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6.03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6.324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8.808cm"/>
    </style:style>
    <style:style style:name="co8" style:family="table-column">
      <style:table-column-properties fo:break-before="auto" style:column-width="10.49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fo:border="1.5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="1.5pt solid #000000"/>
    </style:style>
    <style:style style:name="ce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none" fo:border-left="none" fo:border-right="1.5pt solid #000000" fo:border-top="1.5pt solid #000000" style:vertical-align="middle"/>
    </style:style>
    <style:style style:name="ce26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27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ackground-color="#afd095" style:text-align-source="fix" style:repeat-content="false" fo:border="1.5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order-left="1.5pt solid #000000" fo:border-right="1.5pt solid #000000" fo:border-top="none"/>
    </style:style>
    <style:style style:name="ce1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afd095" fo:wrap-option="wrap" fo:border="1.5pt solid #000000" style:direction="ltr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wrap-option="wrap" fo:border="1.5pt solid #000000" style:direction="ltr" style:vertical-align="middle"/>
      <style:paragraph-properties fo:text-align="center" fo:margin-left="0cm"/>
    </style:style>
    <style:style style:name="ce42" style:family="table-cell" style:parent-style-name="Default">
      <style:table-cell-properties fo:wrap-option="wrap" fo:border="1.5pt solid #000000" style:direction="ltr"/>
    </style:style>
    <style:style style:name="ce43" style:family="table-cell" style:parent-style-name="Default">
      <style:table-cell-properties fo:border-bottom="none" fo:wrap-option="wrap" fo:border-left="none" style:direction="ltr" fo:border-right="1.5pt solid #000000" fo:border-top="1.5pt solid #000000" style:vertical-align="middle"/>
    </style:style>
    <style:style style:name="ce44" style:family="table-cell" style:parent-style-name="Default">
      <style:table-cell-properties fo:border-bottom="none" fo:wrap-option="wrap" fo:border-left="none" style:direction="ltr" fo:border-right="1.5pt solid #000000" fo:border-top="none" style:vertical-align="middle"/>
    </style:style>
    <style:style style:name="ce45" style:family="table-cell" style:parent-style-name="Default">
      <style:table-cell-properties fo:border-bottom="1.5pt solid #000000" fo:wrap-option="wrap" fo:border-left="none" style:direction="ltr" fo:border-right="1.5pt solid #000000" fo:border-top="none" style:vertical-align="middle"/>
    </style:style>
    <style:style style:name="ce46" style:family="table-cell" style:parent-style-name="Default">
      <style:table-cell-properties fo:background-color="#afd095" style:text-align-source="fix" style:repeat-content="false" fo:wrap-option="wrap" fo:border="1.5pt solid #000000" style:direction="ltr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fo:border-bottom="none" style:text-align-source="fix" style:repeat-content="false" fo:wrap-option="wrap" fo:border-left="1.5pt solid #000000" style:direction="ltr" fo:border-right="1.5pt solid #000000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wrap-option="wrap" fo:border-left="1.5pt solid #000000" style:direction="ltr" fo:border-right="1.5pt solid #000000" fo:border-top="1.5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1.5pt solid #000000" style:text-align-source="fix" style:repeat-content="false" fo:wrap-option="wrap" fo:border-left="1.5pt solid #000000" style:direction="ltr" fo:border-right="1.5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;&quot;2&quot;;&quot;3&quot;;&quot;NA&quot;)" table:allow-empty-cell="false" table:display-list="unsorted" table:base-cell-address="'Tee-pop'.C2">
          <table:error-message table:message-type="stop" table:display="true"/>
        </table:content-validation>
        <table:content-validation table:name="val2" table:condition="of:cell-content-is-in-list(&quot;0&quot;;&quot;1&quot;;&quot;2&quot;;&quot;3&quot;;&quot;NA&quot;)" table:allow-empty-cell="false" table:display-list="unsorted" table:base-cell-address="Plantilla.C2">
          <table:error-message table:message-type="stop" table:display="true"/>
        </table:content-validation>
      </table:content-validations>
      <table:table table:name="Plantilla" table:style-name="ta1">
        <table:table-column table:style-name="co1" table:default-cell-style-name="ce3"/>
        <table:table-column table:style-name="co2" table:default-cell-style-name="ce26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Recomendación</text:p>
          </table:table-cell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6">
            <text:p>Botón</text:p>
          </table:table-cell>
          <table:table-cell table:style-name="ce25" office:value-type="string" calcext:value-type="string">
            <text:p>Asegurar que los botones sean lo suficientemente grandes para facilitar la interacción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40"/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Ejemplo de comentario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 calcext:value-type="string">
            <text:p>Mantener un estilo coherente en todos los botone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25" office:value-type="string" calcext:value-type="string">
            <text:p>Ubicar el menú en una posición estándar (arriba o izquierda) y mantenerla en todas las página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segurar que el menú sea responsivo y funcional en distintos dispositiv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25" office:value-type="string" calcext:value-type="string">
            <text:p>Evitar la rotación automática para permitir el control del usuario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27" office:value-type="string" calcext:value-type="string">
            <text:p>Evaluar si el carrusel es realmente necesario o hay mejores alternativa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25" office:value-type="string" calcext:value-type="string">
            <text:p>Mostrar indicadores suficientemente grandes y visible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umentar la velocidad al final de las barras para generar percepción de rapidez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Pop-Up</text:p>
          </table:table-cell>
          <table:table-cell table:style-name="ce25" office:value-type="string" calcext:value-type="string">
            <text:p>Aparecer solo en contextos relevantes, evitando interrupciones innecesaria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27" office:value-type="string" calcext:value-type="string">
            <text:p>Adaptar el pop-up a dispositivos móviles para no afectar la experiencia ni el SEO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25" office:value-type="string" calcext:value-type="string">
            <text:p>Usar imágenes de alta calidad y tipografía legible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segurar que sean responsivas y funcionales en diferentes dispositivos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25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 table:style-name="ce23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AVERAGEIF([.C8:.C11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AVERAGEIF([.C17:.C21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AVERAGEIF([.C26:.C29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AVERAGEIF([.C30:.C32]; &quot;&lt;&gt;NA&quot;)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</table:table>
      <table:table table:name="Amazon" table:style-name="ta1">
        <table:table-column table:style-name="co1" table:default-cell-style-name="ce39"/>
        <table:table-column table:style-name="co7" table:default-cell-style-name="ce44"/>
        <table:table-column table:style-name="co3" table:default-cell-style-name="ce47"/>
        <table:table-column table:style-name="co8" table:default-cell-style-name="ce4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 office:value-type="string" calcext:value-type="string">
            <text:p>Componente</text:p>
          </table:table-cell>
          <table:table-cell table:style-name="ce38" office:value-type="string" calcext:value-type="string">
            <text:p>Recomendación</text:p>
          </table:table-cell>
          <table:table-cell table:style-name="ce46" office:value-type="string" calcext:value-type="string">
            <text:p>Valor</text:p>
          </table:table-cell>
          <table:table-cell table:style-name="ce46" office:value-type="string" calcext:value-type="string">
            <text:p>Comentarios</text:p>
          </table:table-cell>
          <table:table-cell table:number-columns-repeated="1020"/>
        </table:table-row>
        <table:table-row table:style-name="ro4">
          <table:table-cell office:value-type="string" calcext:value-type="string" table:number-columns-spanned="1" table:number-rows-spanned="6">
            <text:p>Botón</text:p>
          </table:table-cell>
          <table:table-cell table:style-name="ce43" office:value-type="string" calcext:value-type="string">
            <text:p>Asegurar que los botones sean lo suficientemente grandes para facilitar la interacción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8" office:value-type="string" calcext:value-type="string">
            <text:p>En algunas opciones de configuración, los botones resultan demasiado pequeños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 la configuración de cuenta, no están del todo alineados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covered-table-cell/>
          <table:table-cell table:style-name="ce45" office:value-type="string" calcext:value-type="string">
            <text:p>Mantener un estilo coherente en todos los botones.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Aunque cambia entre secciones, mantiene coherencia dentro de cada una.</text:p>
          </table:table-cell>
          <table:table-cell table:number-columns-repeated="1020"/>
        </table:table-row>
        <table:table-row table:style-name="ro5">
          <table:table-cell office:value-type="string" calcext:value-type="string" table:number-columns-spanned="1" table:number-rows-spanned="4">
            <text:p>Menú de navegación</text:p>
          </table:table-cell>
          <table:table-cell table:style-name="ce43" office:value-type="string" calcext:value-type="string">
            <text:p>Ubicar el menú en una posición estándar (arriba o izquierda) y mantenerla en todas las págin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 ocasiones, las opciones podrían resultar algo excesivas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table:style-name="ce45" office:value-type="string" calcext:value-type="string">
            <text:p>Asegurar que el menú sea responsivo y funcional en distintos dispositiv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5">
            <text:p>Carrusel</text:p>
          </table:table-cell>
          <table:table-cell table:style-name="ce43" office:value-type="string" calcext:value-type="string">
            <text:p>Evitar la rotación automática para permitir el control del usuari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 Solo se respeta en dispositivos con pantalla pequeña. </text:p>
          </table:table-cell>
          <table:table-cell table:number-columns-repeated="1020"/>
        </table:table-row>
        <table:table-row table:style-name="ro5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 office:value-type="string" calcext:value-type="string">
            <text:p>Carrusel</text:p>
          </table:covered-table-cell>
          <table:table-cell table:style-name="ce45" office:value-type="string" calcext:value-type="string">
            <text:p>Evaluar si el carrusel es realmente necesario o hay mejores alternativ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5">
            <text:p>Indicadores de Carga</text:p>
          </table:table-cell>
          <table:table-cell table:style-name="ce43" office:value-type="string" calcext:value-type="string">
            <text:p>Mostrar indicadores suficientemente grandes y visib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7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1" office:value-type="string" calcext:value-type="string">
            <text:p>NA</text:p>
          </table:table-cell>
          <table:table-cell office:value-type="string" calcext:value-type="string">
            <text:p>Tras múltiples pruebas, no se detectaron procesos suficientemente largos. </text:p>
          </table:table-cell>
          <table:table-cell table:number-columns-repeated="1020"/>
        </table:table-row>
        <table:table-row table:style-name="ro5">
          <table:covered-table-cell/>
          <table:table-cell table:style-name="ce45" office:value-type="string" calcext:value-type="string">
            <text:p>Aumentar la velocidad al final de las barras para generar percepción de rapidez.</text:p>
          </table:table-cell>
          <table:table-cell table:content-validation-name="val1" office:value-type="string" calcext:value-type="string">
            <text:p>NA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4">
            <text:p>Pop-Up</text:p>
          </table:table-cell>
          <table:table-cell table:style-name="ce43" office:value-type="string" calcext:value-type="string">
            <text:p>Aparecer solo en contextos relevantes, evitando interrupciones innecesari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 algunos casos no hay botón visible; basta con hacer clic fuera del pop-up.</text:p>
          </table:table-cell>
          <table:table-cell table:number-columns-repeated="1020"/>
        </table:table-row>
        <table:table-row table:style-name="ro5">
          <table:covered-table-cell office:value-type="string" calcext:value-type="string">
            <text:p>Pop-Up</text:p>
          </table:covered-table-cell>
          <table:table-cell table:style-name="ce45" office:value-type="string" calcext:value-type="string">
            <text:p>Adaptar el pop-up a dispositivos móviles para no afectar la experiencia ni el SE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4">
            <text:p>Tarjetas Producto</text:p>
          </table:table-cell>
          <table:table-cell table:style-name="ce43" office:value-type="string" calcext:value-type="string">
            <text:p>Usar imágenes de alta calidad y tipografía legibl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table:style-name="ce45" office:value-type="string" calcext:value-type="string">
            <text:p>Asegurar que sean responsivas y funcionales en diferentes dispositiv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3">
            <text:p>Barra de búsqueda</text:p>
          </table:table-cell>
          <table:table-cell table:style-name="ce43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 table:style-name="ce42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table:style-name="ce45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1" office:value-type="string" calcext:value-type="string">
            <text:p>NA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2.79" calcext:value-type="float">
            <text:p>2,79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2.67" calcext:value-type="float">
            <text:p>2,67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AVERAGEIF([.C8:.C11]; &quot;&lt;&gt;NA&quot;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2.6" calcext:value-type="float">
            <text:p>2,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AVERAGEIF([.C17:.C21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AVERAGEIF([.C26:.C29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AVERAGEIF([.C30:.C32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</table:table>
      <table:table table:name="AliExpress" table:style-name="ta1">
        <table:table-column table:style-name="co1" table:default-cell-style-name="ce39"/>
        <table:table-column table:style-name="co7" table:default-cell-style-name="ce44"/>
        <table:table-column table:style-name="co3" table:default-cell-style-name="ce11"/>
        <table:table-column table:style-name="co8" table:default-cell-style-name="ce4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 office:value-type="string" calcext:value-type="string">
            <text:p>Componente</text:p>
          </table:table-cell>
          <table:table-cell table:style-name="ce38" office:value-type="string" calcext:value-type="string">
            <text:p>Recomendación</text:p>
          </table:table-cell>
          <table:table-cell table:style-name="ce46" office:value-type="string" calcext:value-type="string">
            <text:p>Valor</text:p>
          </table:table-cell>
          <table:table-cell table:style-name="ce46" office:value-type="string" calcext:value-type="string">
            <text:p>Comentarios</text:p>
          </table:table-cell>
          <table:table-cell table:number-columns-repeated="1020"/>
        </table:table-row>
        <table:table-row table:style-name="ro8">
          <table:table-cell office:value-type="string" calcext:value-type="string" table:number-columns-spanned="1" table:number-rows-spanned="6">
            <text:p>Botón</text:p>
          </table:table-cell>
          <table:table-cell table:style-name="ce43" office:value-type="string" calcext:value-type="string">
            <text:p>Asegurar que los botones sean lo suficientemente grandes para facilitar la interacción</text:p>
          </table:table-cell>
          <table:table-cell table:content-validation-name="val2" office:value-type="float" office:value="3" calcext:value-type="float">
            <text:p>3</text:p>
          </table:table-cell>
          <table:table-cell table:style-name="ce48"/>
          <table:table-cell table:number-columns-repeated="1020"/>
        </table:table-row>
        <table:table-row table:style-name="ro6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En algunos textos el contraste entre un gris claro y el blanco no es suficiente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En los menús de navegación el sombreado no es apreciable.</text:p>
          </table:table-cell>
          <table:table-cell table:number-columns-repeated="1020"/>
        </table:table-row>
        <table:table-row table:style-name="ro8">
          <table:covered-table-cell/>
          <table:table-cell table:style-name="ce45" office:value-type="string" calcext:value-type="string">
            <text:p>Mantener un estilo coherente en todos los boton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43" office:value-type="string" calcext:value-type="string">
            <text:p>Ubicar el menú en una posición estándar (arriba o izquierda) y mantenerla en todas las págin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s sombreados no son apreciables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segurar que el menú sea responsivo y funcional en distinto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43" office:value-type="string" calcext:value-type="string">
            <text:p>Evitar la rotación automática para permitir el control del usuario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45" office:value-type="string" calcext:value-type="string">
            <text:p>Evaluar si el carrusel es realmente necesario o hay mejores alternativ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43" office:value-type="string" calcext:value-type="string">
            <text:p>Mostrar indicadores suficientemente grandes y visibl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2" office:value-type="string" calcext:value-type="string">
            <text:p>NA</text:p>
          </table:table-cell>
          <table:table-cell office:value-type="string" calcext:value-type="string">
            <text:p>No se han encontrado tiempos de carga lo suficientemente grandes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umentar la velocidad al final de las barras para generar percepción de rapidez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6">
          <table:table-cell office:value-type="string" calcext:value-type="string" table:number-columns-spanned="1" table:number-rows-spanned="4">
            <text:p>Pop-Up</text:p>
          </table:table-cell>
          <table:table-cell table:style-name="ce43" office:value-type="string" calcext:value-type="string">
            <text:p>Aparecer solo en contextos relevantes, evitando interrupciones innecesarias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En varias ocasiones aparece instantáneamente al entrar en la web.</text:p>
          </table:table-cell>
          <table:table-cell table:number-columns-repeated="1020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La “X” tiene casi el mismo color que el fondo.</text:p>
          </table:table-cell>
          <table:table-cell table:number-columns-repeated="1020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45" office:value-type="string" calcext:value-type="string">
            <text:p>Adaptar el pop-up a dispositivos móviles para no afectar la experiencia ni el SEO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43" office:value-type="string" calcext:value-type="string">
            <text:p>Usar imágenes de alta calidad y tipografía legible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segurar que sean responsivas y funcionales en diferente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43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table:style-name="ce42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2" office:value-type="string" calcext:value-type="string">
            <text:p>NA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2.5" calcext:value-type="float">
            <text:p>2,5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2.5" calcext:value-type="float">
            <text:p>2,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ROUND(AVERAGEIF([.C8:.C11]; &quot;&lt;&gt;NA&quot;); 2 )" office:value-type="float" office:value="2.25" calcext:value-type="float">
            <text:p>2,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2.8" calcext:value-type="float">
            <text:p>2,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ROUND(AVERAGEIF([.C17:.C21]; &quot;&lt;&gt;NA&quot;) ; 2)" office:value-type="float" office:value="2.67" calcext:value-type="float">
            <text:p>2,67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ROUND(AVERAGEIF([.C26:.C29]; &quot;&lt;&gt;NA&quot;) ; 2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ROUND(AVERAGEIF([.C30:.C32]; &quot;&lt;&gt;NA&quot;);2)" office:value-type="float" office:value="2.5" calcext:value-type="float">
            <text:p>2,5</text:p>
          </table:table-cell>
          <table:table-cell table:style-name="Default"/>
          <table:table-cell table:number-columns-repeated="1020"/>
        </table:table-row>
      </table:table>
      <table:table table:name="VictorSports" table:style-name="ta1">
        <table:table-column table:style-name="co1" table:default-cell-style-name="ce39"/>
        <table:table-column table:style-name="co7" table:default-cell-style-name="ce44"/>
        <table:table-column table:style-name="co3" table:default-cell-style-name="ce11"/>
        <table:table-column table:style-name="co8" table:default-cell-style-name="ce4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 office:value-type="string" calcext:value-type="string">
            <text:p>Componente</text:p>
          </table:table-cell>
          <table:table-cell table:style-name="ce38" office:value-type="string" calcext:value-type="string">
            <text:p>Recomendación</text:p>
          </table:table-cell>
          <table:table-cell table:style-name="ce46" office:value-type="string" calcext:value-type="string">
            <text:p>Valor</text:p>
          </table:table-cell>
          <table:table-cell table:style-name="ce46" office:value-type="string" calcext:value-type="string">
            <text:p>Comentarios</text:p>
          </table:table-cell>
          <table:table-cell table:number-columns-repeated="1020"/>
        </table:table-row>
        <table:table-row table:style-name="ro8">
          <table:table-cell office:value-type="string" calcext:value-type="string" table:number-columns-spanned="1" table:number-rows-spanned="6">
            <text:p>Botón</text:p>
          </table:table-cell>
          <table:table-cell table:style-name="ce43" office:value-type="string" calcext:value-type="string">
            <text:p>Asegurar que los botones sean lo suficientemente grandes para facilitar la interacción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48" office:value-type="string" calcext:value-type="string">
            <text:p>Varios CTA son muy pequeños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Algunos llevan el mismo color que el fondo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s cambios son casi nulos.</text:p>
          </table:table-cell>
          <table:table-cell table:number-columns-repeated="1020"/>
        </table:table-row>
        <table:table-row table:style-name="ro8">
          <table:covered-table-cell/>
          <table:table-cell table:style-name="ce45" office:value-type="string" calcext:value-type="string">
            <text:p>Mantener un estilo coherente en todos los boton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43" office:value-type="string" calcext:value-type="string">
            <text:p>Ubicar el menú en una posición estándar (arriba o izquierda) y mantenerla en todas las págin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No se produce un cambio evidente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segurar que el menú sea responsivo y funcional en distintos dispositivos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El contenido es estático.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43" office:value-type="string" calcext:value-type="string">
            <text:p>Evitar la rotación automática para permitir el control del usuario.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El contenido es estático.</text:p>
          </table:table-cell>
          <table:table-cell table:number-columns-repeated="1020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45" office:value-type="string" calcext:value-type="string">
            <text:p>Evaluar si el carrusel es realmente necesario o hay mejores alternativ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43" office:value-type="string" calcext:value-type="string">
            <text:p>Mostrar indicadores suficientemente grandes y visibl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umentar la velocidad al final de las barras para generar percepción de rapidez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Pop-Up</text:p>
          </table:table-cell>
          <table:table-cell table:style-name="ce43" office:value-type="string" calcext:value-type="string">
            <text:p>Aparecer solo en contextos relevantes, evitando interrupciones innecesari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45" office:value-type="string" calcext:value-type="string">
            <text:p>Adaptar el pop-up a dispositivos móviles para no afectar la experiencia ni el SEO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43" office:value-type="string" calcext:value-type="string">
            <text:p>Usar imágenes de alta calidad y tipografía legible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a tipografía y el tamaño del texto no eran los adecuados.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e omiten en <text:span text:style-name="T2">múltiples</text:span> secciones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segurar que sean responsivas y funcionales en diferentes dispositivos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El contenido es estático.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43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Tamaño reducido.</text:p>
          </table:table-cell>
          <table:table-cell table:number-columns-repeated="1020"/>
        </table:table-row>
        <table:table-row table:style-name="ro2">
          <table:covered-table-cell table:style-name="ce42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Sin autocompletado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1.6" calcext:value-type="float">
            <text:p>1,6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ROUND(AVERAGEIF([.C8:.C11]; &quot;&lt;&gt;NA&quot;); 2 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ROUND(AVERAGEIF([.C17:.C21]; &quot;&lt;&gt;NA&quot;) ; 2)" office:value-type="float" office:value="2.33" calcext:value-type="float">
            <text:p>2,3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ROUND(AVERAGEIF([.C26:.C29]; &quot;&lt;&gt;NA&quot;) ; 2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ROUND(AVERAGEIF([.C30:.C32]; &quot;&lt;&gt;NA&quot;);2)" office:value-type="float" office:value="0.33" calcext:value-type="float">
            <text:p>0,33</text:p>
          </table:table-cell>
          <table:table-cell table:style-name="Default"/>
          <table:table-cell table:number-columns-repeated="1020"/>
        </table:table-row>
      </table:table>
      <table:table table:name="Tee-pop" table:style-name="ta1">
        <table:table-column table:style-name="co1" table:default-cell-style-name="ce39"/>
        <table:table-column table:style-name="co7" table:default-cell-style-name="ce44"/>
        <table:table-column table:style-name="co3" table:default-cell-style-name="ce11"/>
        <table:table-column table:style-name="co8" table:default-cell-style-name="ce4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 office:value-type="string" calcext:value-type="string">
            <text:p>Componente</text:p>
          </table:table-cell>
          <table:table-cell table:style-name="ce38" office:value-type="string" calcext:value-type="string">
            <text:p>Recomendación</text:p>
          </table:table-cell>
          <table:table-cell table:style-name="ce46" office:value-type="string" calcext:value-type="string">
            <text:p>Valor</text:p>
          </table:table-cell>
          <table:table-cell table:style-name="ce46" office:value-type="string" calcext:value-type="string">
            <text:p>Comentarios</text:p>
          </table:table-cell>
          <table:table-cell table:number-columns-repeated="1020"/>
        </table:table-row>
        <table:table-row table:style-name="ro8">
          <table:table-cell office:value-type="string" calcext:value-type="string" table:number-columns-spanned="1" table:number-rows-spanned="6">
            <text:p>Botón</text:p>
          </table:table-cell>
          <table:table-cell table:style-name="ce43" office:value-type="string" calcext:value-type="string">
            <text:p>Asegurar que los botones sean lo suficientemente grandes para facilitar la interacción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48"/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En algunas secciones mantienen el mismo color que el fondo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on contadas las ocasiones en las que ocurre.</text:p>
          </table:table-cell>
          <table:table-cell table:number-columns-repeated="1020"/>
        </table:table-row>
        <table:table-row table:style-name="ro8">
          <table:covered-table-cell/>
          <table:table-cell table:style-name="ce45" office:value-type="string" calcext:value-type="string">
            <text:p>Mantener un estilo coherente en todos los boton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43" office:value-type="string" calcext:value-type="string">
            <text:p>Ubicar el menú en una posición estándar (arriba o izquierda) y mantenerla en todas las págin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No muestra respuesta alguna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segurar que el menú sea responsivo y funcional en distinto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43" office:value-type="string" calcext:value-type="string">
            <text:p>Evitar la rotación automática para permitir el control del usuario.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Automática <text:s/>para casi todos.</text:p>
          </table:table-cell>
          <table:table-cell table:number-columns-repeated="1020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45" office:value-type="string" calcext:value-type="string">
            <text:p>Evaluar si el carrusel es realmente necesario o hay mejores alternativ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43" office:value-type="string" calcext:value-type="string">
            <text:p>Mostrar indicadores suficientemente grandes y visibles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Muy pequeños.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umentar la velocidad al final de las barras para generar percepción de rapidez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Pop-Up</text:p>
          </table:table-cell>
          <table:table-cell table:style-name="ce43" office:value-type="string" calcext:value-type="string">
            <text:p>Aparecer solo en contextos relevantes, evitando interrupciones innecesari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45" office:value-type="string" calcext:value-type="string">
            <text:p>Adaptar el pop-up a dispositivos móviles para no afectar la experiencia ni el SEO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43" office:value-type="string" calcext:value-type="string">
            <text:p>Usar imágenes de alta calidad y tipografía legible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segurar que sean responsivas y funcionales en diferente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43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table:style-name="ce42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2.14" calcext:value-type="float">
            <text:p>2,14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1.83" calcext:value-type="float">
            <text:p>1,8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ROUND(AVERAGEIF([.C8:.C11]; &quot;&lt;&gt;NA&quot;); 2 )" office:value-type="float" office:value="2.25" calcext:value-type="float">
            <text:p>2,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2.4" calcext:value-type="float">
            <text:p>2,4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ROUND(AVERAGEIF([.C17:.C21]; &quot;&lt;&gt;NA&quot;) ; 2)" office:value-type="float" office:value="1.67" calcext:value-type="float">
            <text:p>1,67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ROUND(AVERAGEIF([.C26:.C29]; &quot;&lt;&gt;NA&quot;) ; 2)" office:value-type="float" office:value="2.5" calcext:value-type="float">
            <text:p>2,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ROUND(AVERAGEIF([.C30:.C32]; &quot;&lt;&gt;NA&quot;);2)" office:value-type="float" office:value="1.33" calcext:value-type="float">
            <text:p>1,33</text:p>
          </table:table-cell>
          <table:table-cell table:style-name="Default"/>
          <table:table-cell table:number-columns-repeated="1020"/>
        </table:table-row>
      </table:table>
      <table:table table:name="EspadaYmas" table:style-name="ta1">
        <table:table-column table:style-name="co1" table:default-cell-style-name="ce39"/>
        <table:table-column table:style-name="co7" table:default-cell-style-name="ce44"/>
        <table:table-column table:style-name="co3" table:default-cell-style-name="ce11"/>
        <table:table-column table:style-name="co8" table:default-cell-style-name="ce4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 office:value-type="string" calcext:value-type="string">
            <text:p>Componente</text:p>
          </table:table-cell>
          <table:table-cell table:style-name="ce38" office:value-type="string" calcext:value-type="string">
            <text:p>Recomendación</text:p>
          </table:table-cell>
          <table:table-cell table:style-name="ce46" office:value-type="string" calcext:value-type="string">
            <text:p>Valor</text:p>
          </table:table-cell>
          <table:table-cell table:style-name="ce46" office:value-type="string" calcext:value-type="string">
            <text:p>Comentarios</text:p>
          </table:table-cell>
          <table:table-cell table:number-columns-repeated="1020"/>
        </table:table-row>
        <table:table-row table:style-name="ro8">
          <table:table-cell office:value-type="string" calcext:value-type="string" table:number-columns-spanned="1" table:number-rows-spanned="6">
            <text:p>Botón</text:p>
          </table:table-cell>
          <table:table-cell table:style-name="ce43" office:value-type="string" calcext:value-type="string">
            <text:p>Asegurar que los botones sean lo suficientemente grandes para facilitar la interacción</text:p>
          </table:table-cell>
          <table:table-cell table:content-validation-name="val2" office:value-type="float" office:value="3" calcext:value-type="float">
            <text:p>3</text:p>
          </table:table-cell>
          <table:table-cell table:style-name="ce48"/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2" office:value-type="float" office:value="3" calcext:value-type="float">
            <text:p>3</text:p>
          </table:table-cell>
          <table:table-cell office:value-type="string" calcext:value-type="string">
            <text:p>Los pocos que no lo llevas hacen uso de iconos reconocibles.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El <text:s/>cambio es casi nulo.</text:p>
          </table:table-cell>
          <table:table-cell table:number-columns-repeated="1020"/>
        </table:table-row>
        <table:table-row table:style-name="ro8">
          <table:covered-table-cell/>
          <table:table-cell table:style-name="ce45" office:value-type="string" calcext:value-type="string">
            <text:p>Mantener un estilo coherente en todos los boton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43" office:value-type="string" calcext:value-type="string">
            <text:p>Ubicar el menú en una posición estándar (arriba o izquierda) y mantenerla en todas las págin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Predominan los menús con muchas opciones.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ombreado muy ligero.</text:p>
          </table:table-cell>
          <table:table-cell table:number-columns-repeated="1020"/>
        </table:table-row>
        <table:table-row table:style-name="ro2">
          <table:covered-table-cell/>
          <table:table-cell table:style-name="ce45" office:value-type="string" calcext:value-type="string">
            <text:p>Asegurar que el menú sea responsivo y funcional en distinto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43" office:value-type="string" calcext:value-type="string">
            <text:p>Evitar la rotación automática para permitir el control del usuario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45" office:value-type="string" calcext:value-type="string">
            <text:p>Evaluar si el carrusel es realmente necesario o hay mejores alternativas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43" office:value-type="string" calcext:value-type="string">
            <text:p>Mostrar indicadores suficientemente grandes y visibl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2" office:value-type="string" calcext:value-type="string">
            <text:p>NA</text:p>
          </table:table-cell>
          <table:table-cell office:value-type="string" calcext:value-type="string">
            <text:p>No se han encontrado tiempos que lo ameriten.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umentar la velocidad al final de las barras para generar percepción de rapidez.</text:p>
          </table:table-cell>
          <table:table-cell table:content-validation-name="val2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Pop-Up</text:p>
          </table:table-cell>
          <table:table-cell table:style-name="ce43" office:value-type="string" calcext:value-type="string">
            <text:p>Aparecer solo en contextos relevantes, evitando interrupciones innecesaria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45" office:value-type="string" calcext:value-type="string">
            <text:p>Adaptar el pop-up a dispositivos móviles para no afectar la experiencia ni el SEO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43" office:value-type="string" calcext:value-type="string">
            <text:p>Usar imágenes de alta calidad y tipografía legible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Asegurar que sean responsivas y funcionales en diferentes dispositivos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43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Muy pequeña y no destaca.</text:p>
          </table:table-cell>
          <table:table-cell table:number-columns-repeated="1020"/>
        </table:table-row>
        <table:table-row table:style-name="ro2">
          <table:covered-table-cell table:style-name="ce42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45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2" office:value-type="string" calcext:value-type="string">
            <text:p>NA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2.41" calcext:value-type="float">
            <text:p>2,41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2.33" calcext:value-type="float">
            <text:p>2,3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ROUND(AVERAGEIF([.C8:.C11]; &quot;&lt;&gt;NA&quot;); 2 )" office:value-type="float" office:value="2.25" calcext:value-type="float">
            <text:p>2,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2.2" calcext:value-type="float">
            <text:p>2,2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ROUND(AVERAGEIF([.C17:.C21]; &quot;&lt;&gt;NA&quot;) ; 2)" office:value-type="float" office:value="3" calcext:value-type="float">
            <text:p>3</text:p>
          </table:table-cell>
          <table:table-cell table:style-name="ce50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2.5" calcext:value-type="float">
            <text:p>2,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ROUND(AVERAGEIF([.C26:.C29]; &quot;&lt;&gt;NA&quot;) ; 2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ROUND(AVERAGEIF([.C30:.C32]; &quot;&lt;&gt;NA&quot;);2)"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17:47:19.4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2T18:44:55.967000000</dc:date>
    <meta:editing-duration>PT14H55M18S</meta:editing-duration>
    <meta:editing-cycles>14</meta:editing-cycles>
    <meta:generator>LibreOffice/7.3.3.2$Windows_X86_64 LibreOffice_project/d1d0ea68f081ee2800a922cac8f79445e4603348</meta:generator>
    <meta:document-statistic meta:table-count="6" meta:cell-count="618" meta:object-count="0"/>
  </office:meta>
</office:document-meta>
</file>